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0d55c"/>
    </style:style>
    <style:style style:name="P2" style:family="paragraph" style:parent-style-name="Standard">
      <style:text-properties officeooo:paragraph-rsid="0013b95c"/>
    </style:style>
    <style:style style:name="P3" style:family="paragraph" style:parent-style-name="Standard">
      <loext:graphic-properties draw:fill="solid" draw:fill-color="#ffffff"/>
      <style:paragraph-properties fo:margin-left="0cm" fo:margin-right="-0.953cm" fo:margin-top="0.282cm" fo:margin-bottom="0.282cm" loext:contextual-spacing="false" fo:line-height="100%" fo:text-indent="0cm" style:auto-text-indent="false" fo:background-color="#ffffff"/>
    </style:style>
    <style:style style:name="P4" style:family="paragraph" style:parent-style-name="Standard" style:master-page-name="Standard">
      <loext:graphic-properties draw:fill="solid" draw:fill-color="#ffffff"/>
      <style:paragraph-properties fo:margin-left="0cm" fo:margin-right="-0.953cm" fo:margin-top="0.282cm" fo:margin-bottom="0.282cm" loext:contextual-spacing="false" fo:line-height="200%" fo:text-indent="0cm" style:auto-text-indent="false" style:page-number="auto" fo:background-color="#ffffff"/>
    </style:style>
    <style:style style:name="P5" style:family="paragraph" style:parent-style-name="Standard" style:list-style-name="WWNum3">
      <style:paragraph-properties fo:margin-top="0.494cm" fo:margin-bottom="0.494cm" loext:contextual-spacing="false" fo:line-height="100%"/>
    </style:style>
    <style:style style:name="P6" style:family="paragraph" style:parent-style-name="Heading_20_1">
      <style:text-properties officeooo:paragraph-rsid="0010d55c"/>
    </style:style>
    <style:style style:name="P7" style:family="paragraph" style:parent-style-name="No_20_Spacing">
      <style:text-properties style:font-name="Times New Roman" fo:font-size="12pt" fo:font-style="normal" style:font-size-asian="12pt" style:font-style-asian="normal" style:font-size-complex="12pt" style:font-style-complex="normal"/>
    </style:style>
    <style:style style:name="P8" style:family="paragraph" style:parent-style-name="No_20_Spacing">
      <style:text-properties officeooo:paragraph-rsid="0013b95c"/>
    </style:style>
    <style:style style:name="P9" style:family="paragraph" style:parent-style-name="No_20_Spacing">
      <style:text-properties officeooo:paragraph-rsid="00160fc7"/>
    </style:style>
    <style:style style:name="T1" style:family="text">
      <style:text-properties fo:color="#000000" style:font-name="Arial" fo:font-size="12pt" fo:font-weight="bold" style:font-size-asian="12pt" style:font-weight-asian="bold" style:font-name-complex="Arial1" style:font-size-complex="12pt" style:font-weight-complex="bold"/>
    </style:style>
    <style:style style:name="T2" style:family="text">
      <style:text-properties fo:color="#000000" style:font-name="Arial" fo:font-size="12pt" style:font-size-asian="12pt" style:font-name-complex="Arial1" style:font-size-complex="12pt"/>
    </style:style>
    <style:style style:name="T3" style:family="text">
      <style:text-properties fo:color="#000000" fo:font-size="13.5pt" fo:background-color="#ffffff" loext:char-shading-value="0" style:font-size-asian="13.5pt" style:font-size-complex="13.5pt"/>
    </style:style>
    <style:style style:name="T4" style:family="text">
      <style:text-properties fo:color="#000000" style:font-name="Times New Roman" fo:font-size="13.5pt" style:font-size-asian="13.5pt" style:font-size-complex="13.5pt"/>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normal" fo:font-weight="bold" style:font-size-asian="12pt" style:font-style-asian="normal" style:font-weight-asian="bold" style:font-size-complex="12pt" style:font-style-complex="normal"/>
    </style:style>
    <style:style style:name="T7" style:family="text">
      <style:text-properties style:font-name="Times New Roman" fo:font-size="12pt" fo:font-style="normal" style:font-size-asian="12pt" style:font-style-asian="normal" style:font-size-complex="12pt" style:font-style-complex="normal"/>
    </style:style>
    <style:style style:name="T8" style:family="text">
      <style:text-properties fo:color="#333333" style:font-name="Arial" fo:font-size="12pt" fo:background-color="#ffffff" loext:char-shading-value="0" style:font-size-asian="12pt" style:font-name-complex="Arial1" style:font-size-complex="12pt"/>
    </style:style>
    <style:style style:name="T9" style:family="text">
      <style:text-properties fo:font-size="14pt" fo:font-weight="bold" style:font-size-asian="14pt" style:font-weight-asian="bold" style:font-size-complex="14pt"/>
    </style:style>
    <style:style style:name="T10" style:family="text">
      <style:text-properties fo:font-size="14pt" style:font-size-asian="14pt" style:font-size-complex="14pt"/>
    </style:style>
    <style:style style:name="T11" style:family="text">
      <style:text-properties officeooo:rsid="000f9f0f"/>
    </style:style>
    <style:style style:name="T12" style:family="text">
      <style:text-properties officeooo:rsid="0010d55c"/>
    </style:style>
    <style:style style:name="T13" style:family="text">
      <style:text-properties officeooo:rsid="0013b95c"/>
    </style:style>
    <style:style style:name="T14" style:family="text">
      <style:text-properties officeooo:rsid="00160f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Expt. 4 To create a binary tree and perform various operations and traversals.</text:span></text:p>
      <text:p text:style-name="P3"><text:span text:style-name="T1">Aim: </text:span><text:span text:style-name="T2">To</text:span><text:span text:style-name="T1"> </text:span><text:span text:style-name="T8">create binary tree , traversal of tree ( Inorder, Preorder) , non recursive preorder traversal , copy tree , equal of tree , level by level.</text:span></text:p>
      <text:p text:style-name="No_20_Spacing"><text:span text:style-name="Emphasis"><text:span text:style-name="T6">Theory:-</text:span></text:span> <text:span text:style-name="Emphasis"><text:span text:style-name="T7">In computer science, a binary tree is a tree data structure in which each node has at most two children, which are referred to as the left child and the right child. A recursive definition using just set theory notions is that a (non-empty) binary tree is a tuple (L, S, R), where L and R are binary trees or the empty set and S is a singleton set.[1] Some authors allow the binary tree to be the empty set as well.</text:span></text:span></text:p>
      <text:p text:style-name="No_20_Spacing"><text:span text:style-name="T3">Every node (excluding a root) in a tree is connected by a directed edge from exactly one other node. This node is called a parent. On the other hand, each node can be connected to arbitrary number of nodes, called children. Nodes with no children are called leaves, or external nodes. Nodes which are not leaves are called internal nodes. Nodes with the same parent are called siblings.</text:span></text:p>
      <text:list xml:id="list4007773063376289314" text:style-name="WWNum3">
        <text:list-item>
          <text:p text:style-name="P5"><text:span text:style-name="T4">The depth of a node is the number of edges from the root to the node.</text:span></text:p>
        </text:list-item>
        <text:list-item>
          <text:p text:style-name="P5"><text:span text:style-name="T4">The height of a node is the number of edges from the node to the deepest leaf.</text:span></text:p>
        </text:list-item>
        <text:list-item>
          <text:p text:style-name="P5"><text:span text:style-name="T4">The height of a tree is a height of the root.</text:span></text:p>
        </text:list-item>
        <text:list-item>
          <text:p text:style-name="P5"><text:span text:style-name="T4">A complete binary tree is a binary tree, which is completely filled, with the possible exception of the bottom level, which is filled from left to right.</text:span></text:p>
        </text:list-item>
      </text:list>
      <text:p text:style-name="P7"><text:span text:style-name="Emphasis"/></text:p>
      <text:p text:style-name="P7"><text:span text:style-name="Emphasis"/></text:p>
      <text:p text:style-name="P7"><text:span text:style-name="Emphasis"/></text:p>
      <text:p text:style-name="P7"><text:span text:style-name="Emphasis"/></text:p>
      <text:p text:style-name="No_20_Spacing"><text:span text:style-name="Emphasis">#include&lt;stdio.h&gt;</text:span></text:p>
      <text:p text:style-name="No_20_Spacing"><text:span text:style-name="Emphasis">#include&lt;stdlib.h&gt;</text:span></text:p>
      <text:p text:style-name="No_20_Spacing"><text:span text:style-name="Emphasis">typedef struct node</text:span></text:p>
      <text:p text:style-name="No_20_Spacing"><text:span text:style-name="Emphasis">{</text:span></text:p>
      <text:p text:style-name="No_20_Spacing"><text:span text:style-name="Emphasis"><text:tab/>int data;</text:span></text:p>
      <text:p text:style-name="No_20_Spacing"><text:span text:style-name="Emphasis"><text:tab/>struct node *left;</text:span></text:p>
      <text:p text:style-name="No_20_Spacing"><text:span text:style-name="Emphasis"><text:tab/>struct node *right;</text:span></text:p>
      <text:p text:style-name="No_20_Spacing"><text:span text:style-name="Emphasis">}node;</text:span></text:p>
      <text:p text:style-name="No_20_Spacing"><text:span text:style-name="Emphasis">typedef struct stack</text:span></text:p>
      <text:p text:style-name="No_20_Spacing"><text:span text:style-name="Emphasis">{</text:span></text:p>
      <text:p text:style-name="No_20_Spacing"><text:span text:style-name="Emphasis"><text:s text:c="3"/>node* pointer;</text:span></text:p>
      <text:p text:style-name="No_20_Spacing"><text:span text:style-name="Emphasis"><text:s text:c="2"/>struct stack *next;</text:span></text:p>
      <text:p text:style-name="No_20_Spacing"><text:span text:style-name="Emphasis">}stack;</text:span></text:p>
      <text:p text:style-name="No_20_Spacing"><text:span text:style-name="Emphasis">node* pop(stack **head)</text:span></text:p>
      <text:p text:style-name="No_20_Spacing"><text:span text:style-name="Emphasis">{</text:span></text:p>
      <text:p text:style-name="No_20_Spacing"><text:soft-page-break/><text:span text:style-name="Emphasis"><text:tab/>stack *temp=*head;</text:span></text:p>
      <text:p text:style-name="No_20_Spacing"><text:span text:style-name="Emphasis"><text:tab/>node *root=(*head)-&gt;pointer;</text:span></text:p>
      <text:p text:style-name="No_20_Spacing"><text:span text:style-name="Emphasis"><text:tab/>*head=temp-&gt;next;</text:span></text:p>
      <text:p text:style-name="No_20_Spacing"><text:span text:style-name="Emphasis"><text:tab/>free(temp);</text:span></text:p>
      <text:p text:style-name="No_20_Spacing"><text:span text:style-name="Emphasis"><text:tab/>return root;</text:span></text:p>
      <text:p text:style-name="No_20_Spacing"><text:span text:style-name="Emphasis"><text:tab/></text:span></text:p>
      <text:p text:style-name="No_20_Spacing"><text:span text:style-name="Emphasis">}</text:span></text:p>
      <text:p text:style-name="No_20_Spacing"><text:span text:style-name="Emphasis">void push(node *root,stack **head)</text:span></text:p>
      <text:p text:style-name="No_20_Spacing"><text:span text:style-name="Emphasis">{</text:span></text:p>
      <text:p text:style-name="No_20_Spacing"><text:span text:style-name="Emphasis"><text:tab/> <text:s text:c="3"/>stack *s=(stack *)malloc(sizeof(stack));</text:span></text:p>
      <text:p text:style-name="No_20_Spacing"><text:span text:style-name="Emphasis"><text:tab/><text:tab/>s-&gt;pointer=root;</text:span></text:p>
      <text:p text:style-name="No_20_Spacing"><text:span text:style-name="Emphasis"><text:tab/><text:tab/>s-&gt;next=*head;</text:span></text:p>
      <text:p text:style-name="No_20_Spacing"><text:span text:style-name="Emphasis"><text:tab/><text:tab/>*</text:span><text:span text:style-name="Emphasis"><text:span text:style-name="T11">head=s;</text:span></text:span></text:p>
      <text:p text:style-name="No_20_Spacing"><text:span text:style-name="Emphasis">}</text:span></text:p>
      <text:p text:style-name="No_20_Spacing"><text:span text:style-name="Emphasis">int isEmpty(stack *head)</text:span></text:p>
      <text:p text:style-name="No_20_Spacing"><text:span text:style-name="Emphasis">{</text:span></text:p>
      <text:p text:style-name="No_20_Spacing"><text:span text:style-name="Emphasis"><text:tab/>if(head==NULL)</text:span></text:p>
      <text:p text:style-name="No_20_Spacing"><text:span text:style-name="Emphasis"><text:tab/><text:tab/>return 1;</text:span></text:p>
      <text:p text:style-name="No_20_Spacing"><text:span text:style-name="Emphasis"><text:tab/>else </text:span></text:p>
      <text:p text:style-name="No_20_Spacing"><text:span text:style-name="Emphasis"><text:tab/><text:tab/>return 0;</text:span></text:p>
      <text:p text:style-name="No_20_Spacing"><text:span text:style-name="Emphasis">}</text:span></text:p>
      <text:p text:style-name="No_20_Spacing"><text:span text:style-name="Emphasis">void preorderIterative(node *root1)</text:span></text:p>
      <text:p text:style-name="No_20_Spacing"><text:span text:style-name="Emphasis">{</text:span></text:p>
      <text:p text:style-name="No_20_Spacing"><text:span text:style-name="Emphasis"><text:tab/>struct node *root = root1;</text:span></text:p>
      <text:p text:style-name="No_20_Spacing"><text:span text:style-name="Emphasis"><text:s text:c="2"/><text:tab/>stack *head = NULL; <text:s/>/* Initialize stack*/</text:span></text:p>
      <text:p text:style-name="No_20_Spacing"><text:span text:style-name="Emphasis"><text:s text:c="2"/><text:tab/>int done = 0;</text:span></text:p>
      <text:p text:style-name="No_20_Spacing"><text:span text:style-name="Emphasis"><text:s text:c="2"/><text:tab/>while(done!=1)</text:span></text:p>
      <text:p text:style-name="No_20_Spacing"><text:span text:style-name="Emphasis"><text:s text:c="2"/><text:tab/>{</text:span></text:p>
      <text:p text:style-name="No_20_Spacing"><text:span text:style-name="Emphasis"><text:tab/><text:tab/>if(root!=NULL)</text:span></text:p>
      <text:p text:style-name="No_20_Spacing"><text:span text:style-name="Emphasis"><text:tab/><text:tab/>{</text:span></text:p>
      <text:p text:style-name="No_20_Spacing"><text:span text:style-name="Emphasis"><text:tab/><text:tab/><text:tab/>printf("%d\t",root-&gt;data);</text:span></text:p>
      <text:p text:style-name="No_20_Spacing"><text:span text:style-name="Emphasis"><text:tab/><text:tab/><text:tab/>push(root,&amp;head);</text:span></text:p>
      <text:p text:style-name="No_20_Spacing"><text:span text:style-name="Emphasis"><text:tab/><text:tab/><text:tab/>root=root-&gt;left;</text:span></text:p>
      <text:p text:style-name="No_20_Spacing"><text:span text:style-name="Emphasis"><text:tab/><text:tab/><text:tab/></text:span></text:p>
      <text:p text:style-name="No_20_Spacing"><text:span text:style-name="Emphasis"><text:tab/><text:tab/>}</text:span></text:p>
      <text:p text:style-name="No_20_Spacing"><text:span text:style-name="Emphasis"><text:tab/><text:tab/>else</text:span></text:p>
      <text:p text:style-name="No_20_Spacing"><text:span text:style-name="Emphasis"><text:tab/><text:tab/>{</text:span></text:p>
      <text:p text:style-name="No_20_Spacing"><text:span text:style-name="Emphasis"><text:tab/><text:tab/><text:tab/>if (isEmpty(head)!=1)</text:span></text:p>
      <text:p text:style-name="No_20_Spacing"><text:span text:style-name="Emphasis"><text:tab/><text:tab/><text:tab/>{</text:span></text:p>
      <text:p text:style-name="No_20_Spacing"><text:span text:style-name="Emphasis"><text:tab/><text:tab/><text:tab/>node *p=pop(&amp;head);</text:span></text:p>
      <text:p text:style-name="P8"><text:span text:style-name="Emphasis"><text:span text:style-name="T13"><text:tab/><text:tab/><text:tab/>p=root;</text:span></text:span></text:p>
      <text:p text:style-name="No_20_Spacing"><text:span text:style-name="Emphasis"><text:tab/><text:tab/><text:tab/>root=root-&gt;right;</text:span></text:p>
      <text:p text:style-name="No_20_Spacing"><text:span text:style-name="Emphasis"><text:tab/><text:tab/><text:tab/>}</text:span></text:p>
      <text:p text:style-name="No_20_Spacing"><text:span text:style-name="Emphasis"><text:tab/><text:tab/>else </text:span></text:p>
      <text:p text:style-name="No_20_Spacing"><text:span text:style-name="Emphasis"><text:tab/><text:tab/><text:tab/>done=1;</text:span></text:p>
      <text:p text:style-name="No_20_Spacing"><text:span text:style-name="Emphasis"><text:tab/><text:tab/>}</text:span></text:p>
      <text:p text:style-name="No_20_Spacing"><text:span text:style-name="Emphasis"><text:tab/>}</text:span></text:p>
      <text:p text:style-name="No_20_Spacing"><text:span text:style-name="Emphasis">}</text:span></text:p>
      <text:p text:style-name="No_20_Spacing"><text:span text:style-name="Emphasis">node *create()</text:span></text:p>
      <text:p text:style-name="No_20_Spacing"><text:span text:style-name="Emphasis">{</text:span></text:p>
      <text:p text:style-name="No_20_Spacing"><text:soft-page-break/><text:span text:style-name="Emphasis"><text:tab/> node *p;</text:span></text:p>
      <text:p text:style-name="No_20_Spacing"><text:span text:style-name="Emphasis"><text:tab/> int x;</text:span></text:p>
      <text:p text:style-name="No_20_Spacing"><text:span text:style-name="Emphasis"><text:tab/> printf("Enter data(-1 for no data):");</text:span></text:p>
      <text:p text:style-name="No_20_Spacing"><text:span text:style-name="Emphasis"><text:tab/> scanf("%d",&amp;x);</text:span></text:p>
      <text:p text:style-name="No_20_Spacing"><text:span text:style-name="Emphasis"><text:tab/> if(x==-1)</text:span></text:p>
      <text:p text:style-name="No_20_Spacing"><text:span text:style-name="Emphasis"><text:tab/><text:tab/> return NULL;</text:span></text:p>
      <text:p text:style-name="No_20_Spacing"><text:span text:style-name="Emphasis"><text:tab/> p=(node*)malloc(sizeof(node));</text:span></text:p>
      <text:p text:style-name="No_20_Spacing"><text:span text:style-name="Emphasis"><text:tab/> p-&gt;data=x;</text:span></text:p>
      <text:p text:style-name="No_20_Spacing"><text:span text:style-name="Emphasis"><text:tab/> printf("Enter left child of %d:\n",x);</text:span></text:p>
      <text:p text:style-name="No_20_Spacing"><text:span text:style-name="Emphasis"><text:tab/> p-&gt;left=create();</text:span></text:p>
      <text:p text:style-name="No_20_Spacing"><text:span text:style-name="Emphasis"><text:tab/> printf("Enter right child of %d:\n",x);</text:span></text:p>
      <text:p text:style-name="No_20_Spacing"><text:span text:style-name="Emphasis"><text:tab/> p-&gt;right=create();</text:span></text:p>
      <text:p text:style-name="No_20_Spacing"><text:span text:style-name="Emphasis"><text:tab/> return p;</text:span></text:p>
      <text:p text:style-name="No_20_Spacing"><text:span text:style-name="Emphasis">}</text:span></text:p>
      <text:p text:style-name="No_20_Spacing"><text:span text:style-name="Emphasis">void preorder(node *t)//address of root node is passed in t</text:span></text:p>
      <text:p text:style-name="No_20_Spacing"><text:span text:style-name="Emphasis">{</text:span></text:p>
      <text:p text:style-name="No_20_Spacing"><text:span text:style-name="Emphasis"><text:tab/></text:span></text:p>
      <text:p text:style-name="No_20_Spacing"><text:span text:style-name="Emphasis"><text:tab/>if(t!=NULL)</text:span></text:p>
      <text:p text:style-name="No_20_Spacing"><text:span text:style-name="Emphasis"><text:tab/>{</text:span></text:p>
      <text:p text:style-name="No_20_Spacing"><text:span text:style-name="Emphasis"><text:tab/><text:tab/>printf("\t%d",t-&gt;data); //visit the root</text:span></text:p>
      <text:p text:style-name="No_20_Spacing"><text:span text:style-name="Emphasis"><text:tab/><text:tab/>preorder(t-&gt;left);//preorder traversal on left subtree</text:span></text:p>
      <text:p text:style-name="No_20_Spacing"><text:span text:style-name="Emphasis"><text:tab/><text:tab/>preorder(t-&gt;right);//preorder traversal om right subtree</text:span></text:p>
      <text:p text:style-name="No_20_Spacing"><text:span text:style-name="Emphasis"><text:tab/>}</text:span></text:p>
      <text:p text:style-name="No_20_Spacing"><text:span text:style-name="Emphasis">}</text:span></text:p>
      <text:p text:style-name="No_20_Spacing"><text:span text:style-name="Emphasis">void postorder(node *t)</text:span></text:p>
      <text:p text:style-name="No_20_Spacing"><text:span text:style-name="Emphasis">{</text:span></text:p>
      <text:p text:style-name="No_20_Spacing"><text:span text:style-name="Emphasis"><text:tab/>if(t!=NULL)</text:span></text:p>
      <text:p text:style-name="No_20_Spacing"><text:span text:style-name="Emphasis"><text:tab/>{</text:span></text:p>
      <text:p text:style-name="No_20_Spacing"><text:span text:style-name="Emphasis"><text:tab/><text:tab/>postorder(t-&gt;left);</text:span></text:p>
      <text:p text:style-name="No_20_Spacing"><text:span text:style-name="Emphasis"><text:tab/><text:tab/>postorder(t-&gt;right);</text:span></text:p>
      <text:p text:style-name="No_20_Spacing"><text:span text:style-name="Emphasis"><text:tab/><text:tab/>printf("\t%d",t-&gt;data);</text:span></text:p>
      <text:p text:style-name="No_20_Spacing"><text:span text:style-name="Emphasis"><text:tab/>}</text:span></text:p>
      <text:p text:style-name="No_20_Spacing"><text:span text:style-name="Emphasis">}</text:span></text:p>
      <text:p text:style-name="No_20_Spacing"><text:span text:style-name="Emphasis">node* copy(node* t1,node* t2)</text:span></text:p>
      <text:p text:style-name="No_20_Spacing"><text:span text:style-name="Emphasis">{</text:span></text:p>
      <text:p text:style-name="No_20_Spacing"><text:span text:style-name="Emphasis"><text:s text:c="4"/>if(t1==NULL)</text:span></text:p>
      <text:p text:style-name="No_20_Spacing"><text:span text:style-name="Emphasis"><text:s text:c="8"/>return NULL;</text:span></text:p>
      <text:p text:style-name="No_20_Spacing"><text:span text:style-name="Emphasis"/></text:p>
      <text:p text:style-name="No_20_Spacing"><text:span text:style-name="Emphasis"><text:s text:c="4"/>t2 = (node*)malloc(sizeof(node));</text:span></text:p>
      <text:p text:style-name="No_20_Spacing"><text:span text:style-name="Emphasis"><text:s text:c="4"/>t2-&gt;data = t1-&gt;data;</text:span></text:p>
      <text:p text:style-name="No_20_Spacing"><text:span text:style-name="Emphasis"><text:s text:c="4"/>t2-&gt;left = copy(t1-&gt;left,t2-&gt;left);</text:span></text:p>
      <text:p text:style-name="No_20_Spacing"><text:span text:style-name="Emphasis"><text:s text:c="4"/>t2-&gt;right = copy(t1-&gt;right,t2-&gt;right);</text:span></text:p>
      <text:p text:style-name="No_20_Spacing"><text:span text:style-name="Emphasis"/></text:p>
      <text:p text:style-name="No_20_Spacing"><text:span text:style-name="Emphasis"><text:s text:c="4"/>return t2;</text:span></text:p>
      <text:p text:style-name="No_20_Spacing"><text:span text:style-name="Emphasis">}</text:span></text:p>
      <text:p text:style-name="No_20_Spacing"><text:span text:style-name="Emphasis">int IsTreeEqual(node* t1,node* t2)</text:span></text:p>
      <text:p text:style-name="No_20_Spacing"><text:span text:style-name="Emphasis">{</text:span></text:p>
      <text:p text:style-name="No_20_Spacing"><text:span text:style-name="Emphasis"><text:s text:c="4"/>if(((t1==NULL&amp;&amp;t2==NULL)||((t1!=NULL&amp;&amp;t2!=NULL)&amp;&amp;(t1-&gt;data==t2-&gt;data))&amp;&amp;IsTreeEqual(t1-&gt;left,t2-&gt;left)&amp;&amp;IsTreeEqual(t1-&gt;right,t2-&gt;right)))</text:span></text:p>
      <text:p text:style-name="No_20_Spacing"><text:span text:style-name="Emphasis"><text:s text:c="4"/>{</text:span></text:p>
      <text:p text:style-name="No_20_Spacing"><text:soft-page-break/><text:span text:style-name="Emphasis"><text:s text:c="8"/>return 1;</text:span></text:p>
      <text:p text:style-name="No_20_Spacing"><text:span text:style-name="Emphasis"><text:s text:c="4"/>}</text:span></text:p>
      <text:p text:style-name="No_20_Spacing"><text:span text:style-name="Emphasis"><text:s text:c="4"/>else</text:span></text:p>
      <text:p text:style-name="No_20_Spacing"><text:span text:style-name="Emphasis"><text:s text:c="4"/>{</text:span></text:p>
      <text:p text:style-name="No_20_Spacing"><text:span text:style-name="Emphasis"><text:s text:c="8"/>return 0;</text:span></text:p>
      <text:p text:style-name="No_20_Spacing"><text:span text:style-name="Emphasis"><text:s text:c="4"/>}</text:span></text:p>
      <text:p text:style-name="No_20_Spacing"><text:span text:style-name="Emphasis">}</text:span></text:p>
      <text:p text:style-name="No_20_Spacing"><text:span text:style-name="Emphasis"/></text:p>
      <text:p text:style-name="No_20_Spacing"><text:span text:style-name="Emphasis">typedef struct TreeSQ</text:span></text:p>
      <text:p text:style-name="No_20_Spacing"><text:span text:style-name="Emphasis">{</text:span></text:p>
      <text:p text:style-name="No_20_Spacing"><text:span text:style-name="Emphasis"><text:s text:c="4"/>struct node *ptr;</text:span></text:p>
      <text:p text:style-name="No_20_Spacing"><text:span text:style-name="Emphasis"><text:s text:c="4"/>struct TreeSQ *next;</text:span></text:p>
      <text:p text:style-name="No_20_Spacing"><text:span text:style-name="Emphasis">}TSQ;</text:span></text:p>
      <text:p text:style-name="No_20_Spacing"><text:span text:style-name="Emphasis"/></text:p>
      <text:p text:style-name="No_20_Spacing"><text:span text:style-name="Emphasis">TSQ *front,*back;</text:span></text:p>
      <text:p text:style-name="No_20_Spacing"><text:span text:style-name="Emphasis">void enq(node* r)</text:span></text:p>
      <text:p text:style-name="No_20_Spacing"><text:span text:style-name="Emphasis">{</text:span></text:p>
      <text:p text:style-name="No_20_Spacing"><text:span text:style-name="Emphasis"><text:s text:c="4"/>TSQ *temp = (TSQ*)malloc(sizeof(TSQ));</text:span></text:p>
      <text:p text:style-name="No_20_Spacing"><text:span text:style-name="Emphasis"><text:s text:c="4"/>temp-&gt;ptr = r;</text:span></text:p>
      <text:p text:style-name="No_20_Spacing"><text:span text:style-name="Emphasis"><text:s text:c="4"/>temp-&gt;next=NULL;</text:span></text:p>
      <text:p text:style-name="No_20_Spacing"><text:span text:style-name="Emphasis"><text:s text:c="4"/>if(front==NULL)</text:span></text:p>
      <text:p text:style-name="No_20_Spacing"><text:span text:style-name="Emphasis"><text:s text:c="4"/>{</text:span></text:p>
      <text:p text:style-name="No_20_Spacing"><text:span text:style-name="Emphasis"><text:s text:c="8"/>front = back = temp;</text:span></text:p>
      <text:p text:style-name="No_20_Spacing"><text:span text:style-name="Emphasis"><text:s text:c="4"/>}</text:span></text:p>
      <text:p text:style-name="No_20_Spacing"><text:span text:style-name="Emphasis"><text:s text:c="4"/>else</text:span></text:p>
      <text:p text:style-name="No_20_Spacing"><text:span text:style-name="Emphasis"><text:s text:c="4"/>{</text:span></text:p>
      <text:p text:style-name="No_20_Spacing"><text:span text:style-name="Emphasis"><text:s text:c="8"/>back-&gt;next = temp;</text:span></text:p>
      <text:p text:style-name="No_20_Spacing"><text:span text:style-name="Emphasis"><text:s text:c="8"/>back = temp;</text:span></text:p>
      <text:p text:style-name="No_20_Spacing"><text:span text:style-name="Emphasis"><text:s text:c="4"/>}</text:span></text:p>
      <text:p text:style-name="No_20_Spacing"><text:span text:style-name="Emphasis">}</text:span></text:p>
      <text:p text:style-name="No_20_Spacing"><text:span text:style-name="Emphasis"/></text:p>
      <text:p text:style-name="No_20_Spacing"><text:span text:style-name="Emphasis">void deq()</text:span></text:p>
      <text:p text:style-name="No_20_Spacing"><text:span text:style-name="Emphasis">{</text:span></text:p>
      <text:p text:style-name="No_20_Spacing"><text:span text:style-name="Emphasis"><text:s text:c="4"/>TSQ *temp = front;</text:span></text:p>
      <text:p text:style-name="No_20_Spacing"><text:span text:style-name="Emphasis"><text:s text:c="4"/>front = front-&gt;next;</text:span></text:p>
      <text:p text:style-name="No_20_Spacing"><text:span text:style-name="Emphasis"><text:s text:c="4"/>free(temp);</text:span></text:p>
      <text:p text:style-name="No_20_Spacing"><text:span text:style-name="Emphasis">}</text:span></text:p>
      <text:p text:style-name="No_20_Spacing"><text:span text:style-name="Emphasis"/></text:p>
      <text:p text:style-name="No_20_Spacing"><text:span text:style-name="Emphasis">void LevelOrder(node *r)</text:span></text:p>
      <text:p text:style-name="No_20_Spacing"><text:span text:style-name="Emphasis">{</text:span></text:p>
      <text:p text:style-name="No_20_Spacing"><text:span text:style-name="Emphasis"><text:s text:c="4"/>node *trav;</text:span></text:p>
      <text:p text:style-name="No_20_Spacing"><text:span text:style-name="Emphasis"><text:s text:c="4"/>enq(r);</text:span></text:p>
      <text:p text:style-name="No_20_Spacing"><text:span text:style-name="Emphasis"><text:s text:c="4"/>for(;;)</text:span></text:p>
      <text:p text:style-name="No_20_Spacing"><text:span text:style-name="Emphasis"><text:s text:c="4"/>{</text:span></text:p>
      <text:p text:style-name="No_20_Spacing"><text:span text:style-name="Emphasis"><text:s text:c="8"/>trav = front-&gt;ptr;</text:span></text:p>
      <text:p text:style-name="No_20_Spacing"><text:span text:style-name="Emphasis"><text:s text:c="8"/>printf("%d <text:s/>",trav-&gt;data);</text:span></text:p>
      <text:p text:style-name="No_20_Spacing"><text:span text:style-name="Emphasis"><text:s text:c="8"/>deq();</text:span></text:p>
      <text:p text:style-name="No_20_Spacing"><text:span text:style-name="Emphasis"><text:s text:c="8"/>if(trav-&gt;left!=NULL)</text:span></text:p>
      <text:p text:style-name="No_20_Spacing"><text:span text:style-name="Emphasis"><text:s text:c="8"/>{</text:span></text:p>
      <text:p text:style-name="No_20_Spacing"><text:span text:style-name="Emphasis"><text:s text:c="12"/>enq(trav-&gt;left);</text:span></text:p>
      <text:p text:style-name="No_20_Spacing"><text:soft-page-break/><text:span text:style-name="Emphasis"><text:s text:c="8"/>}</text:span></text:p>
      <text:p text:style-name="No_20_Spacing"><text:span text:style-name="Emphasis"><text:s text:c="8"/>if(trav-&gt;right!=NULL)</text:span></text:p>
      <text:p text:style-name="No_20_Spacing"><text:span text:style-name="Emphasis"><text:s text:c="8"/>{</text:span></text:p>
      <text:p text:style-name="No_20_Spacing"><text:span text:style-name="Emphasis"><text:s text:c="12"/>enq(trav-&gt;right);</text:span></text:p>
      <text:p text:style-name="No_20_Spacing"><text:span text:style-name="Emphasis"><text:s text:c="8"/>}</text:span></text:p>
      <text:p text:style-name="No_20_Spacing"><text:span text:style-name="Emphasis"><text:s text:c="8"/>else</text:span></text:p>
      <text:p text:style-name="No_20_Spacing"><text:span text:style-name="Emphasis"><text:s text:c="8"/>{</text:span></text:p>
      <text:p text:style-name="No_20_Spacing"><text:span text:style-name="Emphasis"><text:s text:c="12"/>if(front==NULL)</text:span></text:p>
      <text:p text:style-name="No_20_Spacing"><text:span text:style-name="Emphasis"><text:s text:c="16"/>break;</text:span></text:p>
      <text:p text:style-name="No_20_Spacing"><text:span text:style-name="Emphasis"><text:s text:c="8"/>}</text:span></text:p>
      <text:p text:style-name="No_20_Spacing"><text:span text:style-name="Emphasis"><text:s text:c="4"/>}</text:span></text:p>
      <text:p text:style-name="No_20_Spacing"><text:span text:style-name="Emphasis">}</text:span></text:p>
      <text:p text:style-name="No_20_Spacing"><text:span text:style-name="Emphasis"/></text:p>
      <text:p text:style-name="No_20_Spacing"><text:span text:style-name="Emphasis"/></text:p>
      <text:p text:style-name="No_20_Spacing"><text:span text:style-name="Emphasis"/></text:p>
      <text:p text:style-name="No_20_Spacing"><text:span text:style-name="Emphasis">int main()</text:span></text:p>
      <text:p text:style-name="No_20_Spacing"><text:span text:style-name="Emphasis">{ </text:span></text:p>
      <text:p text:style-name="No_20_Spacing"><text:span text:style-name="Emphasis"><text:tab/>node *root1,*root2;</text:span></text:p>
      <text:p text:style-name="No_20_Spacing"><text:span text:style-name="Emphasis"><text:tab/>printf("creating tree 1\n");</text:span></text:p>
      <text:p text:style-name="No_20_Spacing"><text:span text:style-name="Emphasis"><text:tab/>root1=create();</text:span></text:p>
      <text:p text:style-name="No_20_Spacing"><text:span text:style-name="Emphasis"><text:tab/>printf("creating tree 2\n");</text:span></text:p>
      <text:p text:style-name="No_20_Spacing"><text:span text:style-name="Emphasis"><text:tab/>root2=create();</text:span></text:p>
      <text:p text:style-name="No_20_Spacing"><text:span text:style-name="Emphasis"><text:tab/>int choice,treeno;</text:span></text:p>
      <text:p text:style-name="No_20_Spacing"><text:span text:style-name="Emphasis"><text:tab/>do</text:span></text:p>
      <text:p text:style-name="No_20_Spacing"><text:span text:style-name="Emphasis"><text:tab/>{</text:span></text:p>
      <text:p text:style-name="No_20_Spacing"><text:span text:style-name="Emphasis"><text:tab/><text:tab/>printf("</text:span><text:span text:style-name="Emphasis"><text:span text:style-name="T12">\n</text:span></text:span><text:span text:style-name="Emphasis">enter the tree for which you want to do operations.\n");</text:span></text:p>
      <text:p text:style-name="No_20_Spacing"><text:span text:style-name="Emphasis"><text:tab/><text:tab/>scanf("%d",&amp;treeno);</text:span></text:p>
      <text:p text:style-name="No_20_Spacing"><text:span text:style-name="Emphasis"><text:tab/><text:tab/>printf("</text:span><text:span text:style-name="Emphasis"><text:span text:style-name="T12">\n</text:span></text:span><text:span text:style-name="Emphasis">Enter 1.preoder\t2.preorder(non-recursive)\t3.postorder\t4.copy tree\t5.equal tree\t6.Levelordertraversal\t7.exit</text:span><text:span text:style-name="Emphasis"><text:span text:style-name="T12">\n</text:span></text:span><text:span text:style-name="Emphasis">");</text:span></text:p>
      <text:p text:style-name="No_20_Spacing"><text:span text:style-name="Emphasis"><text:tab/><text:tab/>scanf("%d",&amp;choice);</text:span></text:p>
      <text:p text:style-name="No_20_Spacing"><text:span text:style-name="Emphasis"><text:tab/><text:tab/>switch(choice)</text:span></text:p>
      <text:p text:style-name="No_20_Spacing"><text:span text:style-name="Emphasis"><text:tab/><text:tab/>{</text:span></text:p>
      <text:p text:style-name="No_20_Spacing"><text:span text:style-name="Emphasis"><text:tab/><text:tab/><text:tab/>case 1:<text:tab/>printf("you chose preorder traversal.\npreoder traversal of tree is.\n");</text:span></text:p>
      <text:p text:style-name="No_20_Spacing"><text:span text:style-name="Emphasis"><text:tab/><text:tab/><text:tab/> <text:s text:c="7"/>if(treeno==1)</text:span></text:p>
      <text:p text:style-name="No_20_Spacing"><text:span text:style-name="Emphasis"><text:tab/><text:tab/><text:tab/><text:tab/><text:tab/>preorder(root1);</text:span></text:p>
      <text:p text:style-name="No_20_Spacing"><text:span text:style-name="Emphasis"><text:tab/><text:tab/><text:tab/><text:tab/><text:tab/>else</text:span></text:p>
      <text:p text:style-name="No_20_Spacing"><text:span text:style-name="Emphasis"><text:tab/><text:tab/><text:tab/><text:tab/><text:tab/>preorder(root2);</text:span></text:p>
      <text:p text:style-name="No_20_Spacing"><text:span text:style-name="Emphasis"><text:tab/><text:tab/><text:tab/><text:tab/><text:tab/>break;</text:span></text:p>
      <text:p text:style-name="No_20_Spacing"><text:span text:style-name="Emphasis"><text:tab/><text:tab/><text:tab/>case 2: printf("you chose preorder(non-recursive) traversal.\npreoder traversal of tree is.\n");</text:span></text:p>
      <text:p text:style-name="No_20_Spacing"><text:span text:style-name="Emphasis"><text:tab/><text:tab/><text:tab/> <text:s text:c="7"/>if(treeno==1)</text:span></text:p>
      <text:p text:style-name="No_20_Spacing"><text:span text:style-name="Emphasis"><text:tab/><text:tab/><text:tab/><text:tab/><text:tab/>preorderIterative(root1);</text:span></text:p>
      <text:p text:style-name="No_20_Spacing"><text:span text:style-name="Emphasis"><text:tab/><text:tab/><text:tab/><text:tab/><text:tab/>else</text:span></text:p>
      <text:p text:style-name="No_20_Spacing"><text:span text:style-name="Emphasis"><text:tab/><text:tab/><text:tab/><text:tab/><text:tab/>preorderIterative(root2);</text:span></text:p>
      <text:p text:style-name="No_20_Spacing"><text:span text:style-name="Emphasis"><text:tab/><text:tab/><text:tab/><text:tab/><text:tab/>break;</text:span></text:p>
      <text:p text:style-name="No_20_Spacing"><text:span text:style-name="Emphasis"><text:tab/><text:tab/> <text:s text:c="3"/>case 3: printf("you chose postorder traversal.\npostoder traversal of tree is.\n");</text:span></text:p>
      <text:p text:style-name="No_20_Spacing"><text:span text:style-name="Emphasis"><text:tab/><text:tab/> <text:s text:c="12"/>if(treeno==1)</text:span></text:p>
      <text:p text:style-name="No_20_Spacing"><text:span text:style-name="Emphasis"><text:tab/><text:tab/> <text:s text:c="3"/><text:tab/><text:tab/>postorder(root1);</text:span></text:p>
      <text:p text:style-name="No_20_Spacing"><text:soft-page-break/><text:span text:style-name="Emphasis"><text:tab/><text:tab/> <text:s text:c="3"/><text:tab/><text:tab/>else</text:span></text:p>
      <text:p text:style-name="No_20_Spacing"><text:span text:style-name="Emphasis"><text:tab/><text:tab/> <text:s text:c="3"/><text:tab/><text:tab/>postorder(root2);</text:span></text:p>
      <text:p text:style-name="No_20_Spacing"><text:span text:style-name="Emphasis"><text:tab/><text:tab/> <text:s text:c="3"/><text:tab/><text:tab/>break;</text:span></text:p>
      <text:p text:style-name="No_20_Spacing"><text:span text:style-name="Emphasis"><text:tab/><text:tab/> <text:s text:c="2"/>case 4: printf("you chose to copy tree\n");</text:span></text:p>
      <text:p text:style-name="No_20_Spacing"><text:span text:style-name="Emphasis"><text:tab/><text:tab/> <text:s text:c="15"/>if(treeno==1)</text:span></text:p>
      <text:p text:style-name="No_20_Spacing"><text:span text:style-name="Emphasis"><text:tab/><text:tab/> <text:s text:c="15"/>{</text:span></text:p>
      <text:p text:style-name="No_20_Spacing"><text:span text:style-name="Emphasis"><text:tab/><text:tab/> <text:s text:c="19"/>node *result;</text:span></text:p>
      <text:p text:style-name="No_20_Spacing"><text:span text:style-name="Emphasis"><text:tab/><text:tab/> <text:s text:c="19"/>result=copy(root1,result);</text:span></text:p>
      <text:p text:style-name="No_20_Spacing"><text:span text:style-name="Emphasis"><text:tab/><text:tab/> <text:s text:c="15"/>}</text:span></text:p>
      <text:p text:style-name="No_20_Spacing"><text:span text:style-name="Emphasis"><text:tab/><text:tab/> <text:s text:c="15"/>else</text:span></text:p>
      <text:p text:style-name="No_20_Spacing"><text:span text:style-name="Emphasis"><text:tab/><text:tab/> <text:s text:c="15"/>{</text:span></text:p>
      <text:p text:style-name="No_20_Spacing"><text:span text:style-name="Emphasis"><text:tab/><text:tab/> <text:s text:c="19"/>node *result;</text:span></text:p>
      <text:p text:style-name="No_20_Spacing"><text:span text:style-name="Emphasis"><text:tab/><text:tab/> <text:s text:c="19"/>result=copy(root2,result);</text:span></text:p>
      <text:p text:style-name="No_20_Spacing"><text:span text:style-name="Emphasis"><text:tab/><text:tab/> <text:s text:c="15"/>}</text:span></text:p>
      <text:p text:style-name="No_20_Spacing"><text:span text:style-name="Emphasis"><text:tab/><text:tab/> <text:s text:c="2"/><text:tab/><text:tab/><text:tab/>break;</text:span></text:p>
      <text:p text:style-name="No_20_Spacing"><text:span text:style-name="Emphasis"><text:tab/><text:tab/> <text:s text:c="2"/>case 5: printf("you chose to compare tree1 and tree2\n");</text:span></text:p>
      <text:p text:style-name="No_20_Spacing"><text:span text:style-name="Emphasis"><text:tab/><text:tab/> <text:s text:c="11"/>if((IsTreeEqual(root1,root2)))</text:span></text:p>
      <text:p text:style-name="No_20_Spacing"><text:span text:style-name="Emphasis"><text:tab/><text:tab/> <text:s text:c="15"/>printf("trees are equal\n");</text:span></text:p>
      <text:p text:style-name="No_20_Spacing"><text:span text:style-name="Emphasis"><text:tab/><text:tab/> <text:s text:c="11"/>else</text:span></text:p>
      <text:p text:style-name="No_20_Spacing"><text:span text:style-name="Emphasis"><text:tab/><text:tab/> <text:s text:c="15"/>printf("trees are not equal\n");</text:span></text:p>
      <text:p text:style-name="No_20_Spacing"><text:span text:style-name="Emphasis"><text:tab/><text:tab/> <text:s text:c="2"/><text:tab/><text:tab/><text:tab/>break;</text:span></text:p>
      <text:p text:style-name="No_20_Spacing"><text:span text:style-name="Emphasis"><text:tab/><text:tab/> <text:s text:c="2"/>case 6:printf("you chose level order traversal");</text:span></text:p>
      <text:p text:style-name="No_20_Spacing"><text:span text:style-name="Emphasis"><text:s text:c="16"/>if(treeno==1)</text:span></text:p>
      <text:p text:style-name="No_20_Spacing"><text:span text:style-name="Emphasis"><text:tab/><text:tab/><text:tab/>LevelOrder(root1);</text:span></text:p>
      <text:p text:style-name="No_20_Spacing"><text:span text:style-name="Emphasis"><text:tab/><text:tab/> <text:s text:c="2"/>else</text:span></text:p>
      <text:p text:style-name="No_20_Spacing"><text:span text:style-name="Emphasis"><text:tab/><text:tab/> <text:s text:c="5"/>LevelOrder(root2);</text:span></text:p>
      <text:p text:style-name="P9"><text:span text:style-name="Emphasis"><text:span text:style-name="T14"><text:tab/><text:tab/><text:tab/>break;</text:span></text:span></text:p>
      <text:p text:style-name="No_20_Spacing"><text:span text:style-name="Emphasis"><text:tab/><text:tab/> <text:s text:c="2"/>case 7: </text:span></text:p>
      <text:p text:style-name="No_20_Spacing"><text:span text:style-name="Emphasis"><text:tab/><text:tab/> <text:s text:c="2"/><text:tab/><text:tab/><text:tab/>exit(0);</text:span></text:p>
      <text:p text:style-name="No_20_Spacing"><text:span text:style-name="Emphasis"><text:tab/><text:tab/> <text:s text:c="2"/>default:printf("you didn't enter from choice given to you\n");</text:span></text:p>
      <text:p text:style-name="No_20_Spacing"><text:span text:style-name="Emphasis"><text:tab/><text:tab/><text:tab/></text:span></text:p>
      <text:p text:style-name="No_20_Spacing"><text:span text:style-name="Emphasis"><text:tab/><text:tab/>}</text:span></text:p>
      <text:p text:style-name="No_20_Spacing"><text:span text:style-name="Emphasis"><text:tab/>}while(choice!=7);</text:span></text:p>
      <text:p text:style-name="No_20_Spacing"><text:span text:style-name="Emphasis"><text:tab/>return 0;</text:span></text:p>
      <text:p text:style-name="No_20_Spacing"><text:span text:style-name="Emphasis">}</text:span></text:p>
      <text:h text:style-name="P6" text:outline-level="1"><text:span text:style-name="Emphasis"><text:span text:style-name="T12">Output:-</text:span></text:span></text:h>
      <text:p text:style-name="P1"><text:span text:style-name="Emphasis"><text:span text:style-name="T12">creating tree 1</text:span></text:span></text:p>
      <text:p text:style-name="P1"><text:span text:style-name="Emphasis"><text:span text:style-name="T12">Enter data(-1 for no data):1</text:span></text:span></text:p>
      <text:p text:style-name="P1"><text:span text:style-name="Emphasis"><text:span text:style-name="T12">Enter left child of 1:</text:span></text:span></text:p>
      <text:p text:style-name="P1"><text:span text:style-name="Emphasis"><text:span text:style-name="T12">Enter data(-1 for no data):2</text:span></text:span></text:p>
      <text:p text:style-name="P1"><text:span text:style-name="Emphasis"><text:span text:style-name="T12">Enter left child of 2:</text:span></text:span></text:p>
      <text:p text:style-name="P1"><text:span text:style-name="Emphasis"><text:span text:style-name="T12">Enter data(-1 for no data):-1</text:span></text:span></text:p>
      <text:p text:style-name="P1"><text:span text:style-name="Emphasis"><text:span text:style-name="T12">Enter right child of 2:</text:span></text:span></text:p>
      <text:p text:style-name="P1"><text:soft-page-break/><text:span text:style-name="Emphasis"><text:span text:style-name="T12">Enter data(-1 for no data):-1</text:span></text:span></text:p>
      <text:p text:style-name="P1"><text:span text:style-name="Emphasis"><text:span text:style-name="T12">Enter right child of 1:</text:span></text:span></text:p>
      <text:p text:style-name="P1"><text:span text:style-name="Emphasis"><text:span text:style-name="T12">Enter data(-1 for no data):3</text:span></text:span></text:p>
      <text:p text:style-name="P1"><text:span text:style-name="Emphasis"><text:span text:style-name="T12">Enter left child of 3:</text:span></text:span></text:p>
      <text:p text:style-name="P1"><text:span text:style-name="Emphasis"><text:span text:style-name="T12">Enter data(-1 for no data):-1</text:span></text:span></text:p>
      <text:p text:style-name="P1"><text:span text:style-name="Emphasis"><text:span text:style-name="T12">Enter right child of 3:</text:span></text:span></text:p>
      <text:p text:style-name="P1"><text:span text:style-name="Emphasis"><text:span text:style-name="T12">Enter data(-1 for no data):-1</text:span></text:span></text:p>
      <text:p text:style-name="P1"><text:span text:style-name="Emphasis"><text:span text:style-name="T12">creating tree 2</text:span></text:span></text:p>
      <text:p text:style-name="P1"><text:span text:style-name="Emphasis"><text:span text:style-name="T12">Enter data(-1 for no data):1</text:span></text:span></text:p>
      <text:p text:style-name="P1"><text:span text:style-name="Emphasis"><text:span text:style-name="T12">Enter left child of 1:</text:span></text:span></text:p>
      <text:p text:style-name="P1"><text:span text:style-name="Emphasis"><text:span text:style-name="T12">Enter data(-1 for no data):2</text:span></text:span></text:p>
      <text:p text:style-name="P1"><text:span text:style-name="Emphasis"><text:span text:style-name="T12">Enter left child of 2:</text:span></text:span></text:p>
      <text:p text:style-name="P1"><text:span text:style-name="Emphasis"><text:span text:style-name="T12">Enter data(-1 for no data):-1</text:span></text:span></text:p>
      <text:p text:style-name="P1"><text:span text:style-name="Emphasis"><text:span text:style-name="T12">Enter right child of 2:</text:span></text:span></text:p>
      <text:p text:style-name="P1"><text:span text:style-name="Emphasis"><text:span text:style-name="T12">Enter data(-1 for no data):-1</text:span></text:span></text:p>
      <text:p text:style-name="P1"><text:span text:style-name="Emphasis"><text:span text:style-name="T12">Enter right child of 1:</text:span></text:span></text:p>
      <text:p text:style-name="P1"><text:span text:style-name="Emphasis"><text:span text:style-name="T12">Enter data(-1 for no data):3</text:span></text:span></text:p>
      <text:p text:style-name="P1"><text:span text:style-name="Emphasis"><text:span text:style-name="T12">Enter left child of 3:</text:span></text:span></text:p>
      <text:p text:style-name="P1"><text:span text:style-name="Emphasis"><text:span text:style-name="T12">Enter data(-1 for no data):-1</text:span></text:span></text:p>
      <text:p text:style-name="P1"><text:span text:style-name="Emphasis"><text:span text:style-name="T12">Enter right child of 3:</text:span></text:span></text:p>
      <text:p text:style-name="P1"><text:span text:style-name="Emphasis"><text:span text:style-name="T12">Enter data(-1 for no data):-1</text:span></text:span></text:p>
      <text:p text:style-name="P1"><text:span text:style-name="Emphasis"/></text:p>
      <text:p text:style-name="P1"><text:span text:style-name="Emphasis"><text:span text:style-name="T12">enter the tree for which you want to do operations.</text:span></text:span></text:p>
      <text:p text:style-name="P1"><text:span text:style-name="Emphasis"><text:span text:style-name="T12">1</text:span></text:span></text:p>
      <text:p text:style-name="P1"><text:span text:style-name="Emphasis"/></text:p>
      <text:p text:style-name="P1"><text:span text:style-name="Emphasis"><text:span text:style-name="T12">Enter 1.preoder<text:tab/>2.preorder(non-recursive)<text:tab/>3.postorder<text:tab/>4.copy tree<text:tab/>5.equal tree<text:tab/>6.Levelordertraversal<text:tab/>7.exit</text:span></text:span></text:p>
      <text:p text:style-name="P1"><text:span text:style-name="Emphasis"><text:span text:style-name="T12">1</text:span></text:span></text:p>
      <text:p text:style-name="P1"><text:span text:style-name="Emphasis"><text:span text:style-name="T12">you chose preorder traversal.</text:span></text:span></text:p>
      <text:p text:style-name="P1"><text:span text:style-name="Emphasis"><text:span text:style-name="T12">preoder traversal of tree is.</text:span></text:span></text:p>
      <text:p text:style-name="P1"><text:soft-page-break/><text:span text:style-name="Emphasis"><text:span text:style-name="T12"><text:tab/>1<text:tab/>2<text:tab/>3</text:span></text:span></text:p>
      <text:p text:style-name="P1"><text:span text:style-name="Emphasis"><text:span text:style-name="T12">enter the tree for which you want to do operations.</text:span></text:span></text:p>
      <text:p text:style-name="P1"><text:span text:style-name="Emphasis"><text:span text:style-name="T12">1</text:span></text:span></text:p>
      <text:p text:style-name="P1"><text:span text:style-name="Emphasis"/></text:p>
      <text:p text:style-name="P1"><text:span text:style-name="Emphasis"><text:span text:style-name="T12">Enter 1.preoder<text:tab/>2.preorder(non-recursive)<text:tab/>3.postorder<text:tab/>4.copy tree<text:tab/>5.equal tree<text:tab/>6.Levelordertraversal<text:tab/>7.exit</text:span></text:span></text:p>
      <text:p text:style-name="P1"><text:span text:style-name="Emphasis"><text:span text:style-name="T12">3</text:span></text:span></text:p>
      <text:p text:style-name="P1"><text:span text:style-name="Emphasis"><text:span text:style-name="T12">you chose postorder traversal.</text:span></text:span></text:p>
      <text:p text:style-name="P1"><text:span text:style-name="Emphasis"><text:span text:style-name="T12">postoder traversal of tree is.</text:span></text:span></text:p>
      <text:p text:style-name="P1"><text:span text:style-name="Emphasis"><text:span text:style-name="T12"><text:tab/>2<text:tab/>3<text:tab/>1</text:span></text:span></text:p>
      <text:p text:style-name="P1"><text:span text:style-name="Emphasis"><text:span text:style-name="T12">enter the tree for which you want to do operations.</text:span></text:span></text:p>
      <text:p text:style-name="P1"><text:span text:style-name="Emphasis"><text:span text:style-name="T12">4</text:span></text:span></text:p>
      <text:p text:style-name="P1"><text:span text:style-name="Emphasis"/></text:p>
      <text:p text:style-name="P1"><text:span text:style-name="Emphasis"><text:span text:style-name="T12">Enter 1.preoder<text:tab/>2.preorder(non-recursive)<text:tab/>3.postorder<text:tab/>4.copy tree<text:tab/>5.equal tree<text:tab/>6.Levelordertraversal<text:tab/>7.exit</text:span></text:span></text:p>
      <text:p text:style-name="P1"><text:span text:style-name="Emphasis"><text:span text:style-name="T12">5</text:span></text:span></text:p>
      <text:p text:style-name="P1"><text:span text:style-name="Emphasis"><text:span text:style-name="T12">you chose to compare tree1 and tree2</text:span></text:span></text:p>
      <text:p text:style-name="P1"><text:span text:style-name="Emphasis"><text:span text:style-name="T12">trees are equal</text:span></text:span></text:p>
      <text:p text:style-name="P1"><text:span text:style-name="Emphasis"/></text:p>
      <text:p text:style-name="P1"><text:span text:style-name="Emphasis"><text:span text:style-name="T12">enter the tree for which you want to do operations.</text:span></text:span></text:p>
      <text:p text:style-name="P1"><text:span text:style-name="Emphasis"><text:span text:style-name="T12">1</text:span></text:span></text:p>
      <text:p text:style-name="P1"><text:span text:style-name="Emphasis"/></text:p>
      <text:p text:style-name="P1"><text:span text:style-name="Emphasis"><text:span text:style-name="T12">Enter 1.preoder<text:tab/>2.preorder(non-recursive)<text:tab/>3.postorder<text:tab/>4.copy tree<text:tab/>5.equal tree<text:tab/>6.Levelordertraversal<text:tab/>7.exit</text:span></text:span></text:p>
      <text:p text:style-name="P1"><text:span text:style-name="Emphasis"><text:span text:style-name="T12">6</text:span></text:span></text:p>
      <text:p text:style-name="P2"><text:span text:style-name="Emphasis"><text:span text:style-name="T12">you chose level order traversal</text:span></text:span></text:p>
      <text:p text:style-name="P2"><text:span text:style-name="Emphasis"><text:span text:style-name="T12">1 <text:s/>2 <text:s/>3 </text:span></text:span></text:p>
      <text:p text:style-name="P2"><text:span text:style-name="Emphasis"><text:span text:style-name="T12">enter the tree for which you want to do operations.</text:span></text:span></text:p>
      <text:p text:style-name="P2"><text:span text:style-name="Emphasis"><text:span text:style-name="T12">1</text:span></text:span></text:p>
      <text:p text:style-name="P2"><text:span text:style-name="Emphasis"/></text:p>
      <text:p text:style-name="P2"><text:soft-page-break/><text:span text:style-name="Emphasis"><text:span text:style-name="T13">Enter 1.preoder<text:tab/>2.preorder(non-recursive)<text:tab/>3.postorder<text:tab/>4.copy tree<text:tab/>5.equal tree<text:tab/>6.Levelordertraversal<text:tab/>7.exit</text:span></text:span></text:p>
      <text:p text:style-name="P2"><text:span text:style-name="Emphasis"><text:span text:style-name="T13">2</text:span></text:span></text:p>
      <text:p text:style-name="P2"><text:span text:style-name="Emphasis"><text:span text:style-name="T13">you chose preorder(non-recursive) traversal.</text:span></text:span></text:p>
      <text:p text:style-name="P2"><text:span text:style-name="Emphasis"><text:span text:style-name="T13">preoder traversal of tree is.</text:span></text:span></text:p>
      <text:p text:style-name="P2"><text:span text:style-name="Emphasis"><text:span text:style-name="T13">1<text:tab/>2<text:tab/>3</text:span></text:span></text:p>
      <text:p text:style-name="P2"><text:span text:style-name="Emphasis"><text:span text:style-name="T12">enter the tree for which you want to do operations.</text:span></text:span></text:p>
      <text:p text:style-name="P2"><text:span text:style-name="Emphasis"><text:span text:style-name="T12">1</text:span></text:span></text:p>
      <text:p text:style-name="P2"><text:span text:style-name="Emphasis"><text:span text:style-name="T13">Enter 1.preoder<text:tab/>2.preorder(non-recursive)<text:tab/>3.postorder<text:tab/>4.copy tree<text:tab/>5.equal tree<text:tab/>6.Levelordertraversal<text:tab/>7.exit</text:span></text:span></text:p>
      <text:p text:style-name="P2"><text:span text:style-name="Emphasis"><text:span text:style-name="T13">7<text:tab/></text:span></text:span></text:p>
      <text:p text:style-name="P1"/>
      <text:p text:style-name="No_20_Spacing"><text:span text:style-name="T9">Result:</text:span><text:span text:style-name="T10">-In this experiment we performed, different operations on binary tree and traversal techniqu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asian="F" style:font-family-generic-asian="system" style:font-pitch-asian="variable" style:language-asian="en" style:country-asian="IN"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libri Light" fo:font-family="'Calibri Light'" style:font-family-generic="roman" style:font-pitch="variable" fo:font-size="16pt" fo:font-weight="bold" style:letter-kerning="true" style:font-name-asian="F" style:font-family-generic-asian="system" style:font-pitch-asian="variable" style:font-size-asian="16pt" style:font-weight-asian="bold" style:font-size-complex="16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en" style:country-asian="IN" style:font-name-complex="Times New Roman1" style:font-family-complex="'Times New Roman'" style:font-family-generic-complex="system" style:font-pitch-complex="variable"/>
    </style:style>
    <style:style style:name="Default_20_Paragraph_20_Font" style:display-name="Default Paragraph Font" style:family="text"/>
    <style:style style:name="apple-tab-span" style:family="text" style:parent-style-name="Default_20_Paragraph_20_Fon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letter-kerning="true" style:font-name-asian="F" style:font-family-generic-asian="system" style:font-pitch-asian="variable" style:font-size-asian="16pt" style:language-asian="en" style:country-asian="IN" style:font-weight-asian="bold" style:font-name-complex="Times New Roman1" style:font-family-complex="'Times New Roman'" style:font-family-generic-complex="system" style:font-pitch-complex="variable" style:font-size-complex="16pt"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3.5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il dand</meta:initial-creator>
    <meta:editing-cycles>6</meta:editing-cycles>
    <meta:creation-date>2018-08-27T16:54:00</meta:creation-date>
    <dc:date>2018-08-28T09:44:38.872645664</dc:date>
    <meta:editing-duration>PT29M51S</meta:editing-duration>
    <meta:generator>LibreOffice/5.1.6.2$Linux_X86_64 LibreOffice_project/10m0$Build-2</meta:generator>
    <meta:document-statistic meta:table-count="0" meta:image-count="0" meta:object-count="0" meta:page-count="9" meta:paragraph-count="311" meta:word-count="1050" meta:character-count="7995" meta:non-whitespace-character-count="62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